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T1" style:family="text">
      <style:text-properties fo:font-size="40pt" fo:language="de" fo:country="DE" style:font-size-asian="36pt" style:font-size-complex="40pt"/>
    </style:style>
    <style:style style:name="T2" style:family="text">
      <style:text-properties fo:font-size="48pt" fo:language="de" fo:country="DE" style:font-size-asian="44pt" style:font-size-complex="48pt"/>
    </style:style>
    <style:style style:name="T3" style:family="text">
      <style:text-properties fo:language="de" fo:country="DE"/>
    </style:style>
    <style:style style:name="T4" style:family="text">
      <style:text-properties fo:font-size="31pt" fo:language="de" fo:country="DE" style:font-size-asian="31pt" style:font-size-complex="31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1" draw:layer="layout" svg:width="26cm" svg:height="14cm" svg:x="0cm" svg:y="5.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2"/></text:p>
                <text:p text:style-name="P1"><text:span text:style-name="T2">Was meine ich, wenn ich von Rationalität spreche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Entscheidunge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1">
              <text:list-header>
                <text:p>Was für Entscheidungen gibt es ?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Entscheidunge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1">
              <text:list-header>
                <text:p>Was für Entscheidungen gibt es ?</text:p>
              </text:list-header>
              <text:list-item>
                <text:p>Logische und Unlogische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Entscheidunge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1">
              <text:list-header>
                <text:p>Was für Entscheidungen gibt es ?</text:p>
              </text:list-header>
              <text:list-item>
                <text:p>Logische und Unlogische</text:p>
              </text:list-item>
              <text:list-item>
                <text:p>Richtige und Falsche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Entscheidunge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1">
              <text:list-header>
                <text:p>Was für Entscheidungen gibt es ?</text:p>
              </text:list-header>
              <text:list-item>
                <text:p>Logische und Unlogische</text:p>
              </text:list-item>
              <text:list-item>
                <text:p>Richtige und Falsche</text:p>
              </text:list-item>
              <text:list-item>
                <text:p>Rationale und Irrationale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Entscheidungen</text:p>
          </draw:text-box>
        </draw:frame>
        <draw:frame presentation:style-name="pr2" draw:layer="layout" svg:width="26cm" svg:height="14.312cm" svg:x="1cm" svg:y="5.5cm" presentation:class="outline" presentation:user-transformed="true">
          <draw:text-box>
            <text:list text:style-name="L1">
              <text:list-header>
                <text:p>Was für Entscheidungen gibt es ?</text:p>
              </text:list-header>
              <text:list-item>
                <text:p>Logische und Unlogische</text:p>
              </text:list-item>
              <text:list-item>
                <text:p>Richtige und Falsche</text:p>
              </text:list-item>
              <text:list-item>
                <text:p>Rationale und Irrationale</text:p>
                <text:p/>
                <text:p>Aber was ist der Unterschied zwischen</text:p>
                <text:p>… Logischen und Richtigen?</text:p>
                <text:p>... Irrationalen und Falsch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pan text:style-name="T3">Entscheidungen: LOGISCHE</text:span>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1">
              <text:list-header>
                <text:p><text:span text:style-name="T3">Logische entscheidungen machen sinn, getroffen zu werden, und sind im allgemeinen Nachvollziehbar.</text:span></text:p>
                <text:p/>
                <text:p>Zum Beispiel:</text:p>
              </text:list-header>
              <text:list-item>
                <text:p><text:span text:style-name="T3">Ich habe Hunger → Ich esse etwas.</text:span></text:p>
                <text:p>Gegenbeispiel:</text:p>
              </text:list-item>
              <text:list-item>
                <text:p><text:span text:style-name="T3">Ich habe Hunger → Ich sage π auf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pan text:style-name="T3">Entscheidungen: RICHTIGE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1">
              <text:list-header>
                <text:p><text:span text:style-name="T3">Richtige Entscheidungen sind in der Gesellschaft moralisch vertretbar.</text:span></text:p>
                <text:p><text:span text:style-name="T3"/></text:p>
                <text:p><text:span text:style-name="T3">Zum Beispiel:</text:span></text:p>
              </text:list-header>
              <text:list-item>
                <text:p><text:span text:style-name="T4">Freunden oder Unbekannten aushelfen</text:span></text:p>
                <text:p><text:span text:style-name="T3">Gegenbeispiel:</text:span></text:p>
              </text:list-item>
              <text:list-item>
                <text:p><text:span text:style-name="T3">Gerüchte über jemanden verbreit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pan text:style-name="T3">Entscheidungen: RATIONALE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1">
              <text:list-header>
                <text:p><text:span text:style-name="T3">Rationale Entscheidungen sind die in der jeweiligen Situation (in betrachtung aller verfügbarer Information) Bestmöglichst zielführende Entscheidung</text:span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12:28:31.895774033</meta:creation-date>
    <dc:date>2016-08-11T14:19:23.438090662</dc:date>
    <meta:editing-duration>PT1H20M26S</meta:editing-duration>
    <meta:editing-cycles>11</meta:editing-cycles>
    <meta:generator>LibreOffice/5.0.3.2$Linux_X86_64 LibreOffice_project/00m0$Build-2</meta:generator>
    <meta:document-statistic meta:object-count="75"/>
  </office:meta>
</office:document-meta>
</file>